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objectwithoutfill">
      <style:graphic-properties draw:stroke="dash" draw:stroke-dash="Fine_20_Dashed_20__28_var_29_"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508cm" draw:textarea-horizontal-align="justify" draw:textarea-vertical-align="middle" draw:auto-grow-height="false" fo:padding-top="0.379cm" fo:padding-bottom="0.379cm" fo:padding-left="0.504cm" fo:padding-right="0.504cm"/>
    </style:style>
    <style:style style:name="gr12" style:family="graphic" style:parent-style-name="objectwithoutfill">
      <style:graphic-properties draw:stroke="dash" draw:stroke-dash="Fine_20_Dashed_20__28_var_29_" svg:stroke-width="0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fo:min-height="1.905cm"/>
    </style:style>
    <style:style style:name="gr14" style:family="graphic" style:parent-style-name="standard">
      <style:graphic-properties svg:stroke-width="0cm" svg:stroke-color="#000000" draw:marker-start="Arrowheads_20_3" draw:marker-start-width="0.3cm" draw:marker-end="Arrowheads_20_3" draw:marker-end-width="0.3cm" draw:textarea-vertical-align="middle"/>
    </style:style>
    <style:style style:name="gr15" style:family="graphic" style:parent-style-name="standard">
      <style:graphic-properties draw:stroke="none" svg:stroke-width="0cm" svg:stroke-color="#000000" draw:marker-start="Arrowheads_20_3" draw:marker-end="Arrowheads_20_3" draw:fill="none" draw:fill-color="#ffffff" fo:min-height="0.508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0.679cm"/>
    </style:style>
    <style:style style:name="gr19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  <style:text-properties fo:font-family="Ubuntu" style:font-pitch="variable" fo:font-size="12pt" style:font-size-asian="18pt" style:font-size-complex="18pt"/>
    </style:style>
    <style:style style:name="P2" style:family="paragraph">
      <style:text-properties fo:font-family="Ubuntu" style:font-pitch="variable" fo:font-size="12pt" style:font-size-asian="18pt" style:font-size-complex="18pt"/>
    </style:style>
    <style:style style:name="P3" style:family="paragraph">
      <style:text-properties fo:font-family="Ubuntu" style:font-pitch="variable" fo:font-size="12pt"/>
    </style:style>
    <style:style style:name="P4" style:family="paragraph">
      <style:paragraph-properties fo:text-align="center"/>
      <style:text-properties fo:font-family="Ubuntu" style:font-pitch="variable" fo:font-size="12pt"/>
    </style:style>
    <style:style style:name="P5" style:family="paragraph">
      <style:text-properties fo:font-family="Ubuntu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8pt" style:font-size-complex="18pt"/>
    </style:style>
    <style:style style:name="T2" style:family="text">
      <style:text-properties fo:font-family="Ubuntu" style:font-pitch="variable" fo:font-size="12pt"/>
    </style:style>
    <style:style style:name="T3" style:family="text">
      <style:text-properties fo:font-family="Ubuntu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7cm" svg:height="13.587cm" svg:x="4.429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731cm" svg:height="10.731cm" svg:x="5.888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.191cm" svg:height="12.191cm" svg:x="5.126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35cm" svg:height="1.524cm" svg:x="10.714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651cm" svg:height="1.266cm" svg:x="8.455cm" svg:y="8.592cm">
          <draw:text-box>
            <text:p><text:span text:style-name="T1">r2</text:span></text:p>
          </draw:text-box>
        </draw:frame>
        <draw:line draw:style-name="gr6" draw:text-style-name="P1" draw:layer="layout" svg:x1="10.968cm" svg:y1="11.962cm" svg:x2="7.158cm" svg:y2="7.517cm">
          <text:p/>
        </draw:line>
        <draw:frame draw:style-name="gr7" draw:text-style-name="P2" draw:layer="layout" svg:width="1.397cm" svg:height="1.393cm" svg:x="11.095cm" svg:y="11.581cm">
          <draw:text-box>
            <text:p><text:span text:style-name="T1">p2</text:span></text:p>
          </draw:text-box>
        </draw:frame>
        <draw:line draw:style-name="gr8" draw:text-style-name="P1" draw:layer="layout" svg:x1="15.921cm" svg:y1="4.723cm" svg:x2="14.27cm" svg:y2="6.628cm">
          <text:p/>
        </draw:line>
        <draw:frame draw:style-name="gr7" draw:text-style-name="P2" draw:layer="layout" svg:width="1.27cm" svg:height="1.393cm" svg:x="15.748cm" svg:y="4.161cm">
          <draw:text-box>
            <text:p><text:span text:style-name="T1">c2</text:span></text:p>
          </draw:text-box>
        </draw:frame>
        <draw:line draw:style-name="gr8" draw:text-style-name="P1" draw:layer="layout" svg:x1="9.063cm" svg:y1="3.707cm" svg:x2="10.968cm" svg:y2="5.612cm">
          <text:p/>
        </draw:line>
        <draw:frame draw:style-name="gr7" draw:text-style-name="P2" draw:layer="layout" svg:width="1.27cm" svg:height="1.393cm" svg:x="12.871cm" svg:y="3.048cm">
          <draw:text-box>
            <text:p><text:span text:style-name="T1">c1</text:span></text:p>
          </draw:text-box>
        </draw:frame>
        <draw:line draw:style-name="gr9" draw:text-style-name="P1" draw:layer="layout" svg:x1="11.095cm" svg:y1="5.866cm" svg:x2="11.095cm" svg:y2="5.104cm">
          <text:p/>
        </draw:line>
        <draw:frame draw:style-name="gr7" draw:text-style-name="P2" draw:layer="layout" svg:width="1.27cm" svg:height="1.393cm" svg:x="8.355cm" svg:y="2.891cm">
          <draw:text-box>
            <text:p><text:span text:style-name="T1">r1</text:span></text:p>
          </draw:text-box>
        </draw:frame>
        <draw:line draw:style-name="gr8" draw:text-style-name="P1" draw:layer="layout" svg:x1="13cm" svg:y1="3.707cm" svg:x2="11.349cm" svg:y2="5.612cm">
          <text:p/>
        </draw:line>
        <draw:frame draw:style-name="gr10" draw:text-style-name="P3" draw:layer="layout" svg:width="12.694cm" svg:height="1.199cm" svg:x="1.095cm" svg:y="1.273cm">
          <draw:text-box>
            <text:p><text:span text:style-name="T2">Figure 3. Solid State Synchrotron, top view</text:span></text:p>
            <text:p><text:span text:style-name="T2">Shows an example orientation of main ring and secondary rings </text:span></text:p>
          </draw:text-box>
        </draw:frame>
        <draw:custom-shape draw:style-name="gr11" draw:text-style-name="P4" draw:layer="layout" svg:width="3.429cm" svg:height="0.001cm" svg:x="2.678cm" svg:y="12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svg:x="16.34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0.261799387799149) translate (2.922cm 14.5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0.261799387799149) translate (16.23cm 11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0.523598775598299) translate (3.926cm 16.5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0.523598775598299) translate (15.859cm 9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0.785398163397448) translate (5.333cm 18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0.785398163397448) translate (15.043cm 8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1.0471975511966) translate (7.067cm 19.5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1.30899693899575) translate (9.164cm 20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1.5707963267949) translate (11.256cm 20.6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1.83259571459405) translate (13.506cm 20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2.0943951023932) translate (15.704cm 19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2.35619449019234) translate (17.407cm 18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2.61799387799149) translate (18.752cm 16.4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429cm" svg:height="0.001cm" draw:transform="rotate (2.87979326579064) translate (19.517cm 14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3.667cm" svg:y1="24.114cm" svg:x2="5.191cm" svg:y2="18.399cm">
          <text:p/>
        </draw:line>
        <draw:frame draw:style-name="gr13" draw:text-style-name="P3" draw:layer="layout" svg:width="16.002cm" svg:height="2.155cm" svg:x="3.921cm" svg:y="23.352cm">
          <draw:text-box>
            <text:p><text:span text:style-name="T2">A secondary ring.</text:span></text:p>
            <text:p><text:span text:style-name="T2">This example shows only 16 of 24 evenly spaced secondary rings for k=24.</text:span></text:p>
          </draw:text-box>
        </draw:frame>
        <draw:line draw:style-name="gr14" draw:text-style-name="P4" draw:layer="layout" svg:x1="2.343cm" svg:y1="11.918cm" svg:x2="2.343cm" svg:y2="12.426cm">
          <text:p/>
        </draw:line>
        <draw:frame draw:style-name="gr15" draw:text-style-name="P5" draw:layer="layout" svg:width="2.159cm" svg:height="0.758cm" svg:x="0.873cm" svg:y="11.795cm">
          <draw:text-box>
            <text:p><text:span text:style-name="T3">2(r4)</text:span></text:p>
          </draw:text-box>
        </draw:frame>
        <draw:custom-shape draw:style-name="gr16" draw:text-style-name="P4" draw:layer="layout" svg:width="0.127cm" svg:height="0.127cm" svg:x="10.953cm" svg:y="11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1.781cm" svg:height="1.781cm" svg:x="10.113cm" svg:y="11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.662cm" svg:height="0.929cm" svg:x="10.855cm" svg:y="10.55cm">
          <draw:text-box>
            <text:p><text:span text:style-name="T3">c5</text:span></text:p>
          </draw:text-box>
        </draw:frame>
        <draw:frame draw:style-name="gr19" draw:text-style-name="P7" draw:layer="layout" svg:width="5.842cm" svg:height="0.758cm" svg:x="14.589cm" svg:y="1cm">
          <draw:text-box>
            <text:p text:style-name="P6"><text:span text:style-name="T3">Rev.2013-05-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marker draw:name="Arrowheads_20_3" draw:display-name="Arrowheads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Brink</meta:initial-creator>
    <meta:creation-date>2013-05-16T21:56:03</meta:creation-date>
    <dc:date>2013-05-20T21:44:36</dc:date>
    <dc:creator>Benjamin Brink</dc:creator>
    <meta:editing-duration>PT1H55M7S</meta:editing-duration>
    <meta:editing-cycles>9</meta:editing-cycles>
    <meta:generator>LibreOffice/3.5$Linux_x86 LibreOffice_project/350m1$Build-2</meta:generator>
    <meta:document-statistic meta:object-count="39"/>
  </office:meta>
</office:document-meta>
</file>